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6">
            <text:p>ANU-10746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5880.0">
            <text:p>15880.0</text:p>
          </table:table-cell>
          <table:table-cell office:value-type="float" office:value="160.0">
            <text:p>160.0</text:p>
          </table:table-cell>
          <table:table-cell office:value-type="string" office:value="Ctenocardia fornicarta, Paphia undulata, Marca japonica">
            <text:p>Ctenocardia fornicarta, Paphia undulata, Marca japonic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4.94">
            <text:p>-104.9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24">
            <text:p>ANUA-932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980.0">
            <text:p>1598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9">
            <text:p>-107.9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9">
            <text:p>ANUA-9319</text:p>
          </table:table-cell>
          <table:table-cell office:value-type="float" office:value="-12.64">
            <text:p>-12.64</text:p>
          </table:table-cell>
          <table:table-cell office:value-type="float" office:value="128.61">
            <text:p>128.61</text:p>
          </table:table-cell>
          <table:table-cell office:value-type="float" office:value="11590.0">
            <text:p>11590.0</text:p>
          </table:table-cell>
          <table:table-cell office:value-type="float" office:value="180.0">
            <text:p>18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7.6">
            <text:p>-97.6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8">
            <text:p>ANUA-9318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8390.0">
            <text:p>1839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0.6">
            <text:p>-120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7">
            <text:p>ANUA-931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8040.0">
            <text:p>18040.0</text:p>
          </table:table-cell>
          <table:table-cell office:value-type="float" office:value="150.0">
            <text:p>1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2.9">
            <text:p>-122.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4">
            <text:p>ANUA-9304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100.0">
            <text:p>24100.0</text:p>
          </table:table-cell>
          <table:table-cell office:value-type="float" office:value="230.0">
            <text:p>2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3.30000000000001">
            <text:p>-123.30000000000001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3">
            <text:p>ANUA-9303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24060.0">
            <text:p>24060.0</text:p>
          </table:table-cell>
          <table:table-cell office:value-type="float" office:value="240.0">
            <text:p>2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3.4">
            <text:p>-113.4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6">
            <text:p>ANUA-8816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6730.0">
            <text:p>16730.0</text:p>
          </table:table-cell>
          <table:table-cell office:value-type="float" office:value="250.0">
            <text:p>2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0.3">
            <text:p>-120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3">
            <text:p>ANUA-8813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4160.0">
            <text:p>1416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16.63">
            <text:p>-116.6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404">
            <text:p>ANUA-940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070.0">
            <text:p>15070.0</text:p>
          </table:table-cell>
          <table:table-cell office:value-type="float" office:value="160.0">
            <text:p>16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7.85">
            <text:p>-107.8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31">
            <text:p>ANUA-7531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690.0">
            <text:p>16690.0</text:p>
          </table:table-cell>
          <table:table-cell office:value-type="float" office:value="190.0">
            <text:p>19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9">
            <text:p>-121.79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16">
            <text:p>ANUA-751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11810.0">
            <text:p>11810.0</text:p>
          </table:table-cell>
          <table:table-cell office:value-type="float" office:value="130.0">
            <text:p>1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2.87">
            <text:p>-122.87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30">
            <text:p>ANUA-693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7360.0">
            <text:p>17360.0</text:p>
          </table:table-cell>
          <table:table-cell office:value-type="float" office:value="230.0">
            <text:p>23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2.7">
            <text:p>-122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28">
            <text:p>ANUA-6928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240.0">
            <text:p>16240.0</text:p>
          </table:table-cell>
          <table:table-cell office:value-type="float" office:value="240.0">
            <text:p>2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00">
            <text:p>ANUA-690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1410.0">
            <text:p>1141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8.42">
            <text:p>-108.42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807">
            <text:p>ANUA-680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540.0">
            <text:p>1654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1.77">
            <text:p>-121.7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50">
            <text:p>ANU-10750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720.0">
            <text:p>14720.0</text:p>
          </table:table-cell>
          <table:table-cell office:value-type="float" office:value="160.0">
            <text:p>160.0</text:p>
          </table:table-cell>
          <table:table-cell office:value-type="string" office:value="Ctenocardia fornicarta">
            <text:p>Ctenocardia fornicar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4.76">
            <text:p>-104.7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7">
            <text:p>ANU-10747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910.0">
            <text:p>14910.0</text:p>
          </table:table-cell>
          <table:table-cell office:value-type="float" office:value="210.0">
            <text:p>210.0</text:p>
          </table:table-cell>
          <table:table-cell office:value-type="string" office:value="Ctenocardia fornicarta, Paphia undulata">
            <text:p>Ctenocardia fornicarta, 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04.85">
            <text:p>-104.8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506">
            <text:p>ANUA-950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750.0">
            <text:p>24750.0</text:p>
          </table:table-cell>
          <table:table-cell office:value-type="float" office:value="440.0">
            <text:p>4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23.6">
            <text:p>-123.6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YokoyamaEtal2000">
            <text:p>Yokoyama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